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22_261066273"/><text:bookmark-start text:name="__DdeLink__13_261066273"/><text:bookmark-start text:name="__DdeLink__8_261066273"/><text:bookmark-start text:name="__DdeLink__4_261066273"/>j<text:bookmark-end text:name="__DdeLink__13_261066273"/><text:bookmark-end text:name="__DdeLink__8_261066273"/><text:bookmark-end text:name="__DdeLink__4_261066273"/>ava -Djava.rmi.server.hostname=192.168.100.84 -Djava.security.policy=rmipolicy1.txt serverRMI 3500<text:bookmark-end text:name="__DdeLink__22_261066273"/></text:p>
      <text:p text:style-name="Standard"/>
      <text:p text:style-name="Standard">grant {</text:p>
      <text:p text:style-name="Standard"><text:s text:c="8"/>permission java.net.SocketPermission "*:1024-65535", "accept,connect";</text:p>
      <text:p text:style-name="Standard">}; <text:s text:c="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son </meta:initial-creator>
    <meta:creation-date>2013-11-14T20:06:39</meta:creation-date>
    <dc:date>2013-11-15T21:00:15</dc:date>
    <dc:creator>Robinson </dc:creator>
    <meta:editing-duration>PT19H8M23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4" meta:word-count="12" meta:character-count="206" meta:non-whitespace-character-count="170"/>
  </office:meta>
</office:document-meta>
</file>